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as Anemyr<text:tab/><text:tab/><text:tab/><text:tab/><text:tab/><text:tab/><text:tab/><text:tab/>Rumskulla 5/12 -14</text:p>
      <text:p text:style-name="Standard"/>
      <text:p text:style-name="Standard">Feedback ang. Supplemantary Specifacation.</text:p>
      <text:list xml:id="list2313372962714397401" text:style-name="L1">
        <text:list-header>
          <text:p text:style-name="P1"/>
        </text:list-header>
        <text:list-item>
          <text:p text:style-name="P1">Introduktion</text:p>
          <text:list>
            <text:list-item>
              <text:p text:style-name="P1">ngen anmärkan. Mer är att jag som kund kanske inte förstår vad ett repositorie är.</text:p>
            </text:list-item>
          </text:list>
        </text:list-item>
      </text:list>
      <text:p text:style-name="Standard"/>
      <text:list xml:id="list1961067965" text:continue-numbering="true" text:style-name="L1">
        <text:list-item>
          <text:p text:style-name="P1">Funktionella krav</text:p>
          <text:list>
            <text:list-item>
              <text:p text:style-name="P1">Bestående minne → utveckla något hur persistent lagring är tänkt...</text:p>
            </text:list-item>
            <text:list-item>
              <text:p text:style-name="P1">Är användarverifiering krypterad?</text:p>
            </text:list-item>
          </text:list>
        </text:list-item>
      </text:list>
      <text:p text:style-name="Standard"/>
      <text:list xml:id="list211202989" text:continue-numbering="true" text:style-name="L1">
        <text:list-item>
          <text:p text:style-name="P1">OK.</text:p>
        </text:list-item>
      </text:list>
      <text:p text:style-name="Standard"/>
      <text:list xml:id="list2166580669" text:continue-numbering="true" text:style-name="L1">
        <text:list-item>
          <text:p text:style-name="P1">En temporär lokal datalagring, finns det någon maxtid i ordet temporärt här. Typ 30 sekunder, 5 minuter eller hur är tanken.</text:p>
        </text:list-item>
      </text:list>
      <text:p text:style-name="Standard"/>
      <text:list xml:id="list1109514741" text:continue-numbering="true" text:style-name="L1">
        <text:list-item>
          <text:p text:style-name="P1">Ok</text:p>
        </text:list-item>
      </text:list>
      <text:p text:style-name="Standard"/>
      <text:list xml:id="list1134674476" text:continue-numbering="true" text:style-name="L1">
        <text:list-item>
          <text:p text:style-name="P1">Ok. Bra.</text:p>
        </text:list-item>
      </text:list>
      <text:p text:style-name="Standard"/>
      <text:list xml:id="list940062162" text:continue-numbering="true" text:style-name="L1">
        <text:list-item>
          <text:p text:style-name="P1">Ok</text:p>
        </text:list-item>
      </text:list>
      <text:p text:style-name="Standard"/>
      <text:list xml:id="list708495145" text:continue-numbering="true" text:style-name="L1">
        <text:list-item>
          <text:p text:style-name="P1">Utveckla med några ord Webbinterface och Mobilinterface. Har mobilinterface här något att göra med det som står under punkt 6?</text:p>
        </text:list-item>
      </text:list>
      <text:p text:style-name="Standard"/>
      <text:p text:style-name="Standard"/>
      <text:p text:style-name="Standard">Mvh Andréas Anemyr</text:p>
      <text:p text:style-name="Standard"/>
      <text:list xml:id="list2149492437" text:continue-numbering="true" text:style-name="L1">
        <text:list-header>
          <text:p text:style-name="P1"/>
        </text:list-header>
      </text:list>
      <text:p text:style-name="Standard"/>
      <text:list xml:id="list1670408215" text:continue-numbering="true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as  Anemyr</meta:initial-creator>
    <meta:creation-date>2014-12-05T12:24:48</meta:creation-date>
    <meta:document-statistic meta:table-count="0" meta:image-count="0" meta:object-count="0" meta:page-count="1" meta:paragraph-count="14" meta:word-count="100" meta:character-count="598"/>
    <dc:date>2014-12-05T13:07:46</dc:date>
    <dc:creator>Andréas  Anemyr</dc:creator>
    <meta:editing-duration>PT6M33S</meta:editing-duration>
    <meta:editing-cycles>1</meta:editing-cycles>
    <meta:generator>OpenOffice/4.1.1$Unix OpenOffice.org_project/411m6$Build-9775</meta:generator>
  </office:meta>
</office:document-meta>
</file>